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e854" officeooo:paragraph-rsid="0009e8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tus: Veröffentlicht</text:p>
      <text:p text:style-name="P1"/>
      <text:p text:style-name="Standard">Als Mara die quietschende Tür öffnete, schlug ihr der vertraute Geruch von Qualm und billigem Bier entgegen, doch das Stimmengewirr wurde ungewohnterweise von den Klängen einer Ziehharmonika begleitet. Der Springende Hecht war eine unscheinbare Taverne, geradezu austauschbar. Mara liebte solche Orte, auch wenn sie nicht zum Vergnügen hier war. Beim Springenden Hecht ging es nicht um das Ambiente, sondern um das abwechslungsreiche Publikum, das hier stets einkehrte, egal ob es zum großen Hebewerk des Treborg-Plateaus im Osten oder dem verwitterten Steilpass im Westen unterwegs war. Beides Ziele, die starke Nerven erforderten und den Springenden Hecht zum perfekten Absatzmarkt für Spirituosen machten, was Mara im diesem Augenblick, da auch sie sich nach Wärme und einem starken Getränk sehnte, gut nachvollziehen konnte.<text:line-break/><text:bookmark text:name="bookmark-10"/><text:line-break/><text:bookmark text:name="bookmark-11"/>Ihr Eintreten entging Eldrids Adlerblick nicht. Sie nickte ihm zu und setzte sich in ihre angestammte Ecke in die Nähe des Kaminfeuers. Auf den Höhen tobten Schneestürme, und die Wege waren vereist. Mitten im Winter war der Abstieg in die Ebene zwar einfach kein Vergnügen, aber das Geschäftliche konnte ja auch etwas warten.<text:line-break/><text:bookmark text:name="bookmark-12"/><text:line-break/><text:bookmark text:name="bookmark-13"/>Sie breitete ihren Reiseumhang zum Trocknen über die Stuhllehne aus und fuhr prüfend mit zwei Fingern über die Tischplatte. Gerade als sie das Gesicht verziehen wollte, erschien Eldrid mit einem nassen Lappen und wischte einmal kräftig in alle Richtungen.<text:line-break/><text:bookmark text:name="bookmark-14"/><text:line-break/><text:bookmark text:name="bookmark-15"/>“Hätt' ich dich heut erwartet, hätt' ich Hausputz gemacht”, versicherte er ihr zwinkernd und war auch schon wieder auf dem Weg zur Theke. “Das Übliche?”<text:line-break/><text:bookmark text:name="bookmark-16"/><text:line-break/><text:bookmark text:name="bookmark-17"/>Mara nickte grinsend. Hausputz … Sie war schon froh, wenn sie hier nirgends festklebte.<text:line-break/><text:bookmark text:name="bookmark-18"/>Am Nebentisch lachte ein breitschultriger Kesselflicker, und Mara erkannte die blonde Ester in seinem Arm, eine der Unterhalterinnen des Hauses. Ihre Kollegin Maja fehlte. Mara hoffte, dass es nicht an einer der Razzien lag; die Zöllner vom Hebewerk waren echte Mistkerle, und das sollte etwas heißen, angesichts der Tatsache, dass die Kundschaft im Springenden Hecht selten gesetzestreu, oft gefährlich und manchmal auch verzweifelt war.<text:line-break/><text:bookmark text:name="bookmark-19"/><text:line-break/><text:bookmark text:name="bookmark-20"/>“Wie kommt es, dass ich Euch hier noch nie gesehen habe? Eine schöne Frau wie Ihr wäre mir sicher nicht entgangen.”<text:line-break/><text:bookmark text:name="bookmark-21"/><text:line-break/><text:bookmark text:name="bookmark-22"/>Seine Ziehharmonika lässig unter dem Arm, schenkte ihr der Barmusiker ein charmantes Lächeln, von dem sie überzeugt war, dass es selten seine Wirkung verfehlte. Er bot durchaus einen adretten Anblick, aber das Gesamtbild war irgendwie unstimmig: An seiner ehemals hochwertigen Weste fehlte unten ein Knopf, die Manschetten waren ähnlich, aber nicht gleich, der Stoff seiner Hose war an den Schenkeln abgegriffen. Obwohl er kaum wie zwanzig aussah, strahlte sein Lächeln die Erfahrung eines erprobten Weltenbummlers aus. Mara gab angesichts der Tatsache, dass ihm seine diffuse Wirkung auf sie voll bewusst zu sein schien, auf und ging stattdessen in die Offensive.<text:line-break/><text:bookmark text:name="bookmark-23"/><text:line-break/><text:bookmark text:name="bookmark-24"/>“Seid Ihr ein Kollege von Ester?”<text:line-break/><text:bookmark text:name="bookmark-25"/><text:line-break/><text:bookmark text:name="bookmark-26"/>Er ließ sich auf dem freien Platz neben ihr nieder. “Wir können später auch gerne nach oben gehen, aber ich werde Euch mit Sicherheit nichts berechnen, falls es das ist, was Ihr befürchtet.”<text:line-break/><text:bookmark text:name="bookmark-27"/><text:line-break/><text:bookmark text:name="bookmark-28"/>“Sollte ich dazu nicht wenigstens wissen, wer Ihr seid?”<text:line-break/><text:bookmark text:name="bookmark-29"/><text:line-break/><text:bookmark text:name="bookmark-30"/>“Ein dürstender Künstler. Ich bin seit Stunden bei der Arbeit, und Euer Erscheinen ist gerade der richtige Anlass für eine Pause. Es macht Euch doch nichts aus, wenn ich mich dazusetze?” <text:line-break/><text:bookmark text:name="bookmark-31"/><text:soft-page-break/><text:line-break/><text:bookmark text:name="bookmark-32"/>Sie wägte die Situation ab: Während eines Auftrags sollte sie kein Risiko eingehen, andererseits verringerte es eher das Risiko, wenn sie sich unauffällig benahm. Nun ja. Warum nicht. Etwas Unterhaltungsprogramm konnte nicht schaden, und Neugier war schon immer ihre Schwäche gewesen.<text:line-break/><text:bookmark text:name="bookmark-33"/><text:line-break/><text:bookmark text:name="bookmark-34"/>Schließlich erwiderte sie trocken: “Angenommen ich sage nein, steht Ihr dann wieder auf und geht?”<text:line-break/><text:bookmark text:name="bookmark-35"/><text:line-break/><text:bookmark text:name="bookmark-36"/>Er lachte. “Ungern, das gebe ich zu.”<text:line-break/><text:bookmark text:name="bookmark-37"/><text:line-break/><text:bookmark text:name="bookmark-38"/>Mara verdrehte die Augen und deutete gönnerhaft auf den Stuhl, auf dem er bereits saß. “Ihr seid noch nicht lange hier, nehme ich an”, bemerkte sie beiläufig. Sie hatte seit vier Jahren regelmäßig mit Eldrid zu tun, aber einen Musiker hatte er bislang noch nie beschäftigt.<text:line-break/><text:bookmark text:name="bookmark-39"/><text:line-break/><text:bookmark text:name="bookmark-40"/>“In dieser Kaschemme? Nein.” Er ließ wieder seine schneeweißen Zähne aufblitzen.<text:line-break/><text:bookmark text:name="bookmark-41"/><text:line-break/><text:bookmark text:name="bookmark-42"/>“Ich geb dir gleich ‘ne Kaschemme”, brummte Eldrid, der mit einem Krug Bier für Mara hinter ihm auftauchte, und versetzte ihm einen Schlag auf den Hinterkopf, während er davonschlurfte.<text:line-break/><text:bookmark text:name="bookmark-43"/><text:line-break/><text:bookmark text:name="bookmark-44"/>“Für mich dasselbe!”, rief ihr Tischgenosse wie ein Stammkunde hinter Eldrid her und lehnte sich geschmeidig zurück, um das Gespräch wieder aufzunehmen. “Ihr reist hoffentlich nicht allein?”<text:line-break/><text:bookmark text:name="bookmark-45"/><text:line-break/><text:bookmark text:name="bookmark-46"/>“Das lässt sich nicht vermeiden.”<text:line-break/><text:bookmark text:name="bookmark-47"/><text:line-break/><text:bookmark text:name="bookmark-48"/>“Ich nehme an, Ihr werdet mir nicht verraten, mit welchem Ziel Ihr unterwegs seid?”<text:line-break/><text:bookmark text:name="bookmark-49"/><text:line-break/><text:bookmark text:name="bookmark-50"/>Mara lächelte.<text:line-break/><text:bookmark text:name="bookmark-51"/><text:line-break/><text:bookmark text:name="bookmark-52"/>Abrupt stand er auf, schob seinen Stuhl direkt an ihren heran und streckte ihr eine Hand entgegen. “Dann lasst mich Euch wenigstens sagen, wie die Zeichen für Eure Reise stehen.”<text:line-break/><text:bookmark text:name="bookmark-53"/><text:line-break/><text:bookmark text:name="bookmark-54"/>Als sie ihn nur skeptisch ansah, deutete er auf ihre rechte Hand. “Ich bin nicht nur ein exzellenter Gesellschafter, ich sehe auch in die Zukunft. Wenn Ihr mir einen Moment Eure Hand reicht, sage ich Euch, was das Schicksal für Euch noch bereithält.”<text:line-break/><text:bookmark text:name="bookmark-55"/><text:line-break/><text:bookmark text:name="bookmark-56"/>Maras Fassungslosigkeit wurde von Fidos Lachen unterbrochen. Sie wechselte einen Blick mit dem dem Hütchenspieler, der an einer dicken Zwiebel kauend im Schatten unter der Treppe saß. Beruhigt lachte auch Mara auf und wandte sich wieder dem unverschämt charmant lächelnden Scharlatan neben sich zu. Herausfordernd hielt sie ihm ihre rechte Hand hin.<text:line-break/><text:bookmark text:name="bookmark-57"/><text:line-break/><text:bookmark text:name="bookmark-58"/>Seine Finger waren ungemein weich und glatt, als hätte er noch nie etwas Schwereres in den Händen gehalten als sein zierliches Instrument, und Mara fragte sich, wie er an diesen Ort gekommen sein mochte, während sie seinem konzentrierten Blick folgte. Die Art und Weise, wie er mit dem Zeigefinger über ihre Handfläche fuhr, war wohlerprobt. Es kostete Mara einige Anstrengung, die Gänsehaut niederzukämpfen, und sie rückte mit dem Stuhl weiter vom Feuer ab – er rückte mit. <text:line-break/><text:bookmark text:name="bookmark-59"/><text:line-break/><text:bookmark text:name="bookmark-60"/>“Seht ihr die Kreuzung der beiden Linien hier?”, murmelte er. Mara lehnte sich vor, um etwas erkennen zu können. Er tat es ihr gleich und hob ihr ihre eigene Hand vors Gesicht, doch als er den Kopf zu ihr drehte, zuckte er zu ihrer Verwunderung fast schon schüchtern zurück. Sich räuspernd fuhr er fort: “Hier, seht Ihr diese Überschneidung? Euch erwartet eine interessante Begegnung.” Er <text:soft-page-break/>lächelte sein gewinnendes Lächeln, wieder ganz gefasst.<text:line-break/><text:bookmark text:name="bookmark-61"/><text:line-break/><text:bookmark text:name="bookmark-62"/>“Hm, das könnte stimmen.” Sie sah ihn unschuldig an. “Ist es eine zufällige Begegnung? Oder könnte es auch eine Verabredung bedeuten?”<text:line-break/><text:bookmark text:name="bookmark-63"/><text:line-break/><text:bookmark text:name="bookmark-64"/>“Beides wäre möglich.” Er lehnte sich wieder zurück, einen Arm lässig hinter der Stuhllehne. <text:line-break/><text:bookmark text:name="bookmark-65"/><text:line-break/><text:bookmark text:name="bookmark-66"/>“Ah”, machte sie und sah lächelnd zu Eldrid auf, der sich dem Troubadour von hinten genähert hatte.<text:line-break/><text:bookmark text:name="bookmark-67"/><text:line-break/><text:bookmark text:name="bookmark-68"/>“Ich tippe auf eine Verabredung”, erklärte Eldrid trocken, und der junge Mann zuckte vor Schreck hoch. Eldrid reichte ihm einen Krug mit Wasser und ignorierte den entrüsteten Blick.<text:line-break/><text:bookmark text:name="bookmark-69"/><text:line-break/><text:bookmark text:name="bookmark-70"/>“Ich schenke nicht an Minderjährige aus”, erklärte er Mara mit einem selbstzufriedenen Grinsen. Um ein Haar hätte sie sich an ihrem Bier verschluckt. <text:line-break/><text:bookmark text:name="bookmark-71"/><text:line-break/><text:bookmark text:name="bookmark-72"/>“Sehr witzig”, erwiderte ihr Wahrsager.<text:line-break/><text:bookmark text:name="bookmark-73"/><text:line-break/><text:bookmark text:name="bookmark-74"/>“Ach, bist du das etwa nicht?” Eldrid kratzte sich an seinem kahlen Schädel. “Mir war so, als hättest du das letzte Woche gegenüber den Steuerbeamten behauptet …”<text:line-break/><text:bookmark text:name="bookmark-75"/><text:line-break/><text:bookmark text:name="bookmark-76"/>“Wenn hier alle Geschäftspartner so behandelt werden, wundert es mich nicht, dass der Laden so floriert.”<text:line-break/><text:bookmark text:name="bookmark-77"/><text:line-break/><text:bookmark text:name="bookmark-78"/>“Wer spricht denn hier von alle? Entschuldige uns, werter Geschäftspartner, ich hab was mit deiner Kundin zu bereden.”<text:line-break/><text:bookmark text:name="bookmark-79"/><text:line-break/><text:bookmark text:name="bookmark-80"/>“Tss … Wir werden ja sehen, ob ich hier nochmal auftrete.” Der wahrsagende Musiker stand in gespielter Empörung auf, doch Eldrid zuckte nur mit den Schultern. “Es war deine eigene Prophezeiung.”<text:line-break/><text:bookmark text:name="bookmark-81"/><text:line-break/><text:bookmark text:name="bookmark-82"/>“Seht Ihr, ich bin gut!”<text:line-break/><text:bookmark text:name="bookmark-83"/><text:line-break/><text:bookmark text:name="bookmark-84"/>Mara quittierte den Kratzfuß mit einem unverhohlenen Lachen.<text:line-break/><text:bookmark text:name="bookmark-85"/><text:line-break/><text:bookmark text:name="bookmark-86"/>“Arbeitet der für dich?”, fragte Mara Eldrid und nahm einen großen Schluck Bier.<text:line-break/><text:bookmark text:name="bookmark-87"/><text:line-break/><text:bookmark text:name="bookmark-88"/>“Tem? Würde ich so nicht sagen. Er unterhält mir die Gäste und streicht dafür Trinkgelder ein. <text:line-break/><text:bookmark text:name="bookmark-89"/><text:line-break/><text:bookmark text:name="bookmark-90"/>Eine Hand wäscht die andere.”<text:line-break/><text:bookmark text:name="bookmark-91"/><text:line-break/><text:bookmark text:name="bookmark-92"/>“Er ist aber über sechzehn, oder?”<text:line-break/><text:bookmark text:name="bookmark-93"/><text:line-break/><text:bookmark text:name="bookmark-94"/>Eldrid grinste. “Wieso? Willst du mit ihm in die Kiste?”<text:line-break/><text:bookmark text:name="bookmark-95"/><text:line-break/><text:bookmark text:name="bookmark-96"/>Mara winkte resigniert ab. <text:line-break/><text:bookmark text:name="bookmark-97"/><text:line-break/><text:bookmark text:name="bookmark-98"/>“Die übliche Lieferung ist noch auf dem Wagen. Diesmal ist was wirklich Edles aus Cornelle dabei, aber ich hab den Jungs vom Lazarett zwei Flaschen spendiert, das Fass ist also offen.” <text:line-break/><text:bookmark text:name="bookmark-99"/><text:line-break/><text:bookmark text:name="bookmark-100"/>Eldrid nickte zur Bestätigung. “Tagesordnungspunkt Nummer zwei ist …” Sie griff in die Seitentasche ihres Reiseumhangs – und erstarrte.<text:line-break/><text:bookmark text:name="bookmark-101"/><text:soft-page-break/><text:line-break/><text:bookmark text:name="bookmark-102"/>“Einen Moment, Eldrid, ich bin gleich wieder da.”<text:line-break/><text:bookmark text:name="bookmark-103"/><text:line-break/><text:bookmark text:name="bookmark-104"/>Eldrid prustete vor Lachen.<text:line-break/><text:bookmark text:name="bookmark-105"/><text:line-break/><text:bookmark text:name="bookmark-106"/>“Du … ach, vergiss es.” Energisch folgte Mara dem vielseitigen Musiker nach draußen.<text:line-break/><text:bookmark text:name="bookmark-107"/><text:line-break/><text:bookmark text:name="bookmark-108"/>Sie erwischte ihn, als er gerade im Stall verschwinden wollte.<text:line-break/><text:bookmark text:name="bookmark-109"/><text:line-break/><text:bookmark text:name="bookmark-110"/>“Ihr habt vergessen, mir eine Quittung auszustellen.”<text:line-break/><text:bookmark text:name="bookmark-111"/><text:line-break/><text:bookmark text:name="bookmark-112"/>Tem fuhr herum und starrte sie an. Offenbar hatte er sich mehr Vorsprung erhofft. Sie wartete nicht auf eine Antwort, sondern griff in die Innentasche seines Umhangs. Da war ihr Geldbeutel, samt der Nachricht für Eldrid.<text:line-break/><text:bookmark text:name="bookmark-113"/><text:line-break/><text:bookmark text:name="bookmark-114"/>Tem ruckte prüfend an seinem Arm, doch ihr Griff war fest. <text:line-break/><text:bookmark text:name="bookmark-115"/><text:line-break/><text:bookmark text:name="bookmark-116"/>“Wer genau seid Ihr?”, fragte er, und Mara konnte sich nicht ganz entscheiden, ob seine Dreistigkeit sie aufregte oder beeindruckte.<text:line-break/><text:bookmark text:name="bookmark-117"/><text:line-break/><text:bookmark text:name="bookmark-118"/>“Ihr habt vielleicht Nerven.”<text:line-break/><text:bookmark text:name="bookmark-119"/><text:line-break/><text:bookmark text:name="bookmark-120"/>“Verzeiht, es ging mir nicht ums Geld. Ich war nur neugierig.”<text:line-break/><text:bookmark text:name="bookmark-121"/><text:line-break/><text:bookmark text:name="bookmark-122"/>Glaubte er, sein Lächeln könnte sie jetzt noch verführen, oder machte er sich einfach über sie lustig?<text:line-break/><text:bookmark text:name="bookmark-123"/><text:line-break/><text:bookmark text:name="bookmark-124"/>“Nur neugierig?”<text:line-break/><text:bookmark text:name="bookmark-125"/><text:line-break/><text:bookmark text:name="bookmark-126"/>Tem nickte. “Ich hatte gehofft, Ihr hättet vielleicht etwas Aufschlussreiches dabei.” Als sie ihn auffordernd ansah, fuhr er fort: “Ihr seid allein unterwegs. Der Wagen, mit dem Ihr gekommen seid, lässt darauf schließen, dass Ihr mit irgendwas handelt.”<text:line-break/><text:bookmark text:name="bookmark-127"/><text:line-break/><text:bookmark text:name="bookmark-128"/>Mara ließ sich nicht von seinem Blick zu den Wagen an der gegenüberliegenden Seite der Stallgasse ablenken.<text:line-break/><text:bookmark text:name="bookmark-129"/><text:line-break/><text:bookmark text:name="bookmark-130"/>“Es muss wohl gut laufen, denn obwohl Euer Umhang von außen abgenutzt aussieht, ist das Innenfutter von tadelloser Qualität. Aber obwohl Ihr demnach wohlhabend sein müsstet, riskiert Ihr Euer Leben auf einem vereisten Pass, obwohl das Hebewerk gerade mal einen Tagesmarsch entfernt liegt und die Zöllner dort leicht käuflich sind. Eure Hände, vor allem die Nägel, zeigen Anzeichen körperlicher Arbeit, gleichzeitig habt Ihr aber am Mittelfinger Hornhaut von einem Schreibutensil, das Ihr anscheinend regelmäßig verwendet. Verratet mir, welche fahrende Händlerin bedarf derart umfangreicher Korrespondenz? Dann Eldrid – Ihr kennt ihn offensichtlich gut. Genauso wie ihr allem Anschein nach freundschaftlichen Umgang mit professionellen Glücksspielern pflegt. Findet Ihr das alles nicht reichlich ungewöhnlich für eine hübsche junge Dame, die sich gepflegt auszudrücken versteht? Und dann ist da noch die Tatsache, dass Ihr offenbar nichts dabei findet, persönlich jemanden zu verfolgen und zu stellen, den Ihr für einen Dieb haltet. Ich könnte bewaffnet sein.” Er machte eine Pause und lächelte dann schalkhaft. “Seid Ihr gefährlich?”<text:line-break/><text:bookmark text:name="bookmark-131"/><text:line-break/><text:bookmark text:name="bookmark-132"/>Mara lachte ungläubig. “Wollt Ihr mir jetzt erzählen, dass Ihr gezwungen wart, mich zu bestehlen, weil Euch der Zustand meiner Maniküre über die Maßen gefesselt hat?”<text:line-break/><text:bookmark text:name="bookmark-133"/><text:line-break/><text:bookmark text:name="bookmark-134"/><text:soft-page-break/>Tem trat einen Augenblick von einem Fuß auf den anderen. Dann grinste er wie ein Lausebengel, und Mara zweifelte doch ernsthaft an seiner Volljährigkeit, ehe er heiter antwortete: “Gut, erst ging es mir ums Geld. Aber dann wollte ich wirklich nur wissen, wer Ihr seid und Euer Brieffach …” Er griff nach dem aus der Börse ragenden Papier.<text:line-break/><text:bookmark text:name="bookmark-135"/><text:line-break/><text:bookmark text:name="bookmark-136"/>Ohne zu zögern, versetzte Mara ihm einen rechten Haken und steckte sich die Börse in die Tasche. “Das geht Euch wahrlich nichts an.”<text:line-break/><text:bookmark text:name="bookmark-137"/><text:line-break/><text:bookmark text:name="bookmark-138"/>Tem lachte und rieb sich die Wange, die sich in der Kälte schnell rötete.<text:line-break/><text:bookmark text:name="bookmark-139"/><text:line-break/><text:bookmark text:name="bookmark-140"/>“Ihr seid tatsächlich gefährlich”, stellte er fest, doch Mara hatte kein Interesse mehr an Spielchen. Sie wandte sich vom Stall ab, um wieder ins Warme zurückzukehren, da bemerkte sie die durch den Schnee verrutschte Plane auf ihrem Wagen. Im gelben Licht der Fackeln schimmerte ein gebrochenes Zollsiegel. Schnaufend stapfte sie auf den Karren zu. Sie hatte wirklich Wichtigeres zu tun, als sich mit so einem Strauchdieb abzugeben. Die Nachricht, ihre Mission war von höchster Bedeu–<text:line-break/><text:bookmark text:name="bookmark-141"/><text:line-break/><text:bookmark text:name="bookmark-142"/>“Eure Papiere, Herrin.”<text:line-break/><text:bookmark text:name="bookmark-143"/><text:line-break/><text:bookmark text:name="bookmark-144"/>Das konnte jetzt nicht wahr sein … Von dieser ganzen Schmierenkomödie abgelenkt, hatte sie die Zollfahnder nicht kommen sehen. Ihre dicken Pelze dämpften das Klirren ihrer Rüstungen und zwischen den Wagen hätte man sie für Händler halten können.<text:line-break/><text:bookmark text:name="bookmark-145"/><text:line-break/><text:bookmark text:name="bookmark-146"/>“Ich wurde bereits kontrolliert”, entgegnete sie, doch ihre Stimme klang nicht so fest, wie sie es beabsichtigt hatte. Sie war eine weichherzige Närrin. Sie hätte wie geplant die medizinischen Vorräte übergeben und das letzte Fass gesiegelt in Eldrids Keller stehenlassen sollen, bis sie selbst längst tief im Westwald verschwunden war. Aber sie hatte sich ja von den Feldtruppen beschwatzen lassen müssen. Nun würde alles, was sie vorbringen könnte, von der Ladung ihres Karrens offensichtlich widerlegt werden, und der Zettel in ihrer Börse konnte sogar zu ihrem Todesurteil werden.<text:line-break/><text:bookmark text:name="bookmark-147"/><text:line-break/><text:bookmark text:name="bookmark-148"/>“Routinemäßige Nachkontrolle des Frachtguts”, ratterte einer der Beamten seinen Text herunter. “Es sind Ungereimtheiten in den Gewichtsprotokollen des Hebewerks aufgetreten, und wir müssen sichergehen, dass keine Waren gestohlen wurden.”<text:line-break/><text:bookmark text:name="bookmark-149"/><text:line-break/><text:bookmark text:name="bookmark-150"/>Die Einstellung des Mannes ließ Mara Hoffnung schöpfen. Sie waren also nicht wegen des alten Passes hier – das hätte sie auch sehr gewundert zu dieser Jahreszeit. Doch Gewichtsprotokolle? Gewichtsprotokolle wiesen ständig Ungereimtheiten auf. Dazu reichte es aus, wenn eine Kuh sich in der Transportkiste erleichterte. Das klang so belanglos, dass es beinahe vorgeschoben wirkte. Trotzdem brauchte sie jetzt dringend eine glaubhafte Erklärung dafür, wie sich der Billigmet, den sie angeblich dabei hatte, in hochprozentigen Weinbrand aus dem besten Anbaugebiet ganz Gattlands verwandelt hatte. Und erst recht dafür, wie sie auf der göttinnenverlassenen Straße zwischen dem Hebewerk und Eldrids Kneipe drei Fässer hatte absetzen können, vom fehlenden Transitstempel ganz zu schweigen.<text:line-break/><text:bookmark text:name="bookmark-151"/>Sie begann zu zittern; ob es an der Kälte oder der steigenden Anspannung lag, konnte sie allerdings nicht sagen. Gerade als sie den Mund öffnete, um eine Erklärung zumindest zu versuchen, legte sich ein Arm unflätig um ihre Hüfte.<text:line-break/><text:bookmark text:name="bookmark-152"/><text:line-break/><text:bookmark text:name="bookmark-153"/>Sie durfte nicht auffallen, sonst hätte sie diesem unverschämten Gauner direkt den Arm ausgekugelt.<text:line-break/><text:bookmark text:name="bookmark-154"/><text:line-break/><text:bookmark text:name="bookmark-155"/>“Tembren Mamertus Ostersund”, sagte er herablassend, und Mara konnte förmlich sehen, wie der <text:soft-page-break/>Steuerbeamte im Geiste eine Liste durchging. “Sie gehört zu mir und hat keine Zeit für solch einen Unsinn.”<text:line-break/><text:bookmark text:name="bookmark-156"/><text:line-break/><text:bookmark text:name="bookmark-157"/>Mara konnte nicht anders, als Tem verwundert anzustarren. Es war, als wäre er plötzlich ein völlig anderer. Seine Stimme klang um Jahre älter, sein Gesicht trug eine Blasiertheit zur Schau, die eines Stadtrats würdig gewesen wäre, und seine Worte trieften geradezu vor Überheblichkeit.<text:line-break/><text:bookmark text:name="bookmark-158"/><text:line-break/><text:bookmark text:name="bookmark-159"/>“Verzeiht, Meister Tembren”, erwiderte einer der Beamten mit einer leichten Verneigung, “aber die Order kommt vom Hauptquartier.”<text:line-break/><text:bookmark text:name="bookmark-160"/><text:line-break/><text:bookmark text:name="bookmark-161"/>Der Beamte hatte noch nicht zu Ende gesprochen, da hob Tem auch schon eine Hand, und ein Lichtblitz blendete Mara. Durch das Flimmern vor ihren Augen konnte sie gerade so erkennen, wie der Beamte rückwärts geschleudert wurde. Seine Eskorte nahm Kampfhaltung ein, doch keiner der beiden Weißröcke zog eine Waffe.<text:line-break/><text:bookmark text:name="bookmark-162"/><text:line-break/><text:bookmark text:name="bookmark-163"/>“Ich sagte, wir haben dafür keine Zeit”, fauchte Tem und zerrte Mara zurück in die Taverne. Ihre Ohren rauschten. Wie ferngesteuert ließ sie sich mitschleifen. Tem war Magier? Konnte Eldrid so etwas entgangen sein?<text:line-break/><text:bookmark text:name="bookmark-164"/><text:line-break/><text:bookmark text:name="bookmark-165"/>Die Tür fiel hinter ihnen zu, und Tems Griff um ihre Taille lockerte sich. Er machte ein Geräusch, das ein erleichtertes Lachen hätte sein können, sagte etwas, aber sie konnte es nicht verstehen, und es war ihr auch egal. Mit geübter Bewegung zog sie ihren Dolch und drückte ihm die Klinge unters Kinn.<text:line-break/><text:bookmark text:name="bookmark-166"/><text:line-break/><text:bookmark text:name="bookmark-167"/>Eldrid starrte sie überrascht an, doch den anderen Gästen war noch nichts aufgefallen. Sie schob Tem hinter einen Vorhang und in eine Nische. Ein Knarren erklang, als Eldrid den Mechanismus der Geheimtür auslöste und den Kopf durch den Vorhang steckte.<text:line-break/><text:bookmark text:name="bookmark-168"/><text:line-break/><text:bookmark text:name="bookmark-169"/>“Wenn sie fragen, sag ihnen, wir hätten uns teleportiert”, wies sie ihn an und verschwand mit Tem im Tunnel.<text:line-break/><text:bookmark text:name="bookmark-170"/><text:line-break/><text:bookmark text:name="bookmark-171"/>“Tele-was?”, hörte sie Eldrid noch murmel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12:39:47.090209617</meta:creation-date>
    <dc:date>2017-09-18T12:42:01.943192181</dc:date>
    <meta:editing-duration>PT2M14S</meta:editing-duration>
    <meta:editing-cycles>1</meta:editing-cycles>
    <meta:document-statistic meta:table-count="0" meta:image-count="0" meta:object-count="0" meta:page-count="6" meta:paragraph-count="2" meta:word-count="2472" meta:character-count="16113" meta:non-whitespace-character-count="13551"/>
    <meta:generator>LibreOffice/5.4.0.3$Linux_X86_64 LibreOffice_project/40m0$Build-3</meta:generator>
  </office:meta>
</office:document-meta>
</file>